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nnotationTestBeanFactory.AnnotationTestBeanFa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notationTestBeanFactory.getObjec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notationTestBeanFactory.getObje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notationTestBeanFactory.isSinglet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